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/>
    </style:style>
    <style:style style:name="P4" style:family="paragraph">
      <loext:graphic-properties draw:fill="solid" draw:fill-color="#ffffff"/>
      <style:paragraph-properties fo:text-align="center"/>
      <style:text-properties fo:font-size="16pt"/>
    </style:style>
    <style:style style:name="P5" style:family="paragraph">
      <loext:graphic-properties draw:fill="solid"/>
      <style:paragraph-properties fo:text-align="center"/>
      <style:text-properties fo:font-size="16pt"/>
    </style:style>
    <style:style style:name="T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14.822cm" svg:y="1.66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1.016cm" svg:height="1.016cm" svg:x="6.323cm" svg:y="3.661cm">
          <text:p text:style-name="P3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1.016cm" svg:height="1.016cm" svg:x="12.624cm" svg:y="3.662cm">
          <text:p text:style-name="P3">v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1.016cm" svg:height="1.016cm" svg:x="17.824cm" svg:y="3.662cm">
          <text:p text:style-name="P3">v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21.925cm" svg:y="3.663cm">
          <text:p text:style-name="P1"><text:span text:style-name="T1">v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" draw:id="id6" draw:layer="layout" svg:width="1.016cm" svg:height="1.016cm" svg:x="3.324cm" svg:y="5.662cm">
          <text:p text:style-name="P3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1.016cm" svg:height="1.016cm" svg:x="6.325cm" svg:y="5.663cm">
          <text:p text:style-name="P3">v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1.016cm" svg:height="1.016cm" svg:x="8.325cm" svg:y="5.663cm">
          <text:p text:style-name="P3">v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" draw:id="id9" draw:layer="layout" svg:width="1.016cm" svg:height="1.016cm" svg:x="11.525cm" svg:y="5.663cm">
          <text:p text:style-name="P3">v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1.016cm" svg:height="1.016cm" svg:x="13.826cm" svg:y="5.664cm">
          <text:p text:style-name="P3">v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1.016cm" svg:height="1.016cm" svg:x="17.826cm" svg:y="5.664cm">
          <text:p text:style-name="P3">v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1.016cm" svg:height="1.016cm" svg:x="21.927cm" svg:y="5.665cm">
          <text:p text:style-name="P3">v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14.822cm" svg:y1="2.168cm" svg:x2="7.191cm" svg:y2="3.809cm" draw:start-shape="id1" draw:start-glue-point="6" draw:end-shape="id2" draw:end-glue-point="11" svg:d="M14822 2168l-7631 1641" svg:viewBox="0 0 7632 1642">
          <text:p/>
        </draw:connector>
        <draw:connector draw:style-name="gr2" draw:text-style-name="P5" draw:layer="layout" draw:type="line" svg:x1="14.97cm" svg:y1="2.528cm" svg:x2="13.132cm" svg:y2="3.662cm" draw:start-shape="id1" draw:start-glue-point="7" draw:end-shape="id3" draw:end-glue-point="4" svg:d="M14970 2528l-1838 1134" svg:viewBox="0 0 1839 1135">
          <text:p/>
        </draw:connector>
        <draw:connector draw:style-name="gr2" draw:text-style-name="P5" draw:layer="layout" draw:type="line" svg:x1="15.69cm" svg:y1="2.528cm" svg:x2="18.332cm" svg:y2="3.662cm" draw:start-shape="id1" draw:start-glue-point="9" draw:end-shape="id4" draw:end-glue-point="4" svg:d="M15690 2528l2642 1134" svg:viewBox="0 0 2643 1135">
          <text:p/>
        </draw:connector>
        <draw:connector draw:style-name="gr2" draw:text-style-name="P5" draw:layer="layout" draw:type="line" svg:x1="15.838cm" svg:y1="2.168cm" svg:x2="22.073cm" svg:y2="3.811cm" draw:start-shape="id1" draw:start-glue-point="10" draw:end-shape="id5" draw:end-glue-point="5" svg:d="M15838 2168l6235 1643" svg:viewBox="0 0 6236 1644">
          <text:p/>
        </draw:connector>
        <draw:connector draw:style-name="gr2" draw:text-style-name="P5" draw:layer="layout" draw:type="line" svg:x1="6.471cm" svg:y1="4.529cm" svg:x2="3.832cm" svg:y2="5.662cm" draw:start-shape="id2" draw:start-glue-point="7" draw:end-shape="id6" draw:end-glue-point="4" svg:d="M6471 4529l-2639 1133" svg:viewBox="0 0 2640 1134">
          <text:p/>
        </draw:connector>
        <draw:connector draw:style-name="gr2" draw:text-style-name="P5" draw:layer="layout" draw:type="line" svg:x1="6.831cm" svg:y1="4.677cm" svg:x2="6.833cm" svg:y2="5.663cm" draw:start-shape="id2" draw:start-glue-point="8" draw:end-shape="id7" draw:end-glue-point="4" svg:d="M6831 4677l2 986" svg:viewBox="0 0 3 987">
          <text:p/>
        </draw:connector>
        <draw:connector draw:style-name="gr2" draw:text-style-name="P5" draw:layer="layout" draw:type="line" svg:x1="7.191cm" svg:y1="4.529cm" svg:x2="8.833cm" svg:y2="5.663cm" draw:start-shape="id2" draw:start-glue-point="9" draw:end-shape="id8" draw:end-glue-point="4" svg:d="M7191 4529l1642 1134" svg:viewBox="0 0 1643 1135">
          <text:p/>
        </draw:connector>
        <draw:connector draw:style-name="gr2" draw:text-style-name="P5" draw:layer="layout" draw:type="line" svg:x1="12.772cm" svg:y1="4.53cm" svg:x2="12.033cm" svg:y2="5.663cm" draw:start-shape="id3" draw:start-glue-point="7" draw:end-shape="id9" draw:end-glue-point="4" svg:d="M12772 4530l-739 1133" svg:viewBox="0 0 740 1134">
          <text:p/>
        </draw:connector>
        <draw:connector draw:style-name="gr2" draw:text-style-name="P5" draw:layer="layout" draw:type="line" svg:x1="13.492cm" svg:y1="4.53cm" svg:x2="14.334cm" svg:y2="5.664cm" draw:start-shape="id3" draw:start-glue-point="9" draw:end-shape="id10" draw:end-glue-point="4" svg:d="M13492 4530l842 1134" svg:viewBox="0 0 843 1135">
          <text:p/>
        </draw:connector>
        <draw:connector draw:style-name="gr2" draw:text-style-name="P5" draw:layer="layout" draw:type="line" svg:x1="18.332cm" svg:y1="4.678cm" svg:x2="18.334cm" svg:y2="5.664cm" draw:start-shape="id4" draw:start-glue-point="8" draw:end-shape="id11" draw:end-glue-point="4" svg:d="M18332 4678l2 986" svg:viewBox="0 0 3 987">
          <text:p/>
        </draw:connector>
        <draw:connector draw:style-name="gr2" draw:text-style-name="P5" draw:layer="layout" draw:type="line" svg:x1="22.433cm" svg:y1="4.679cm" svg:x2="22.435cm" svg:y2="5.665cm" draw:start-shape="id5" draw:start-glue-point="8" draw:end-shape="id12" draw:end-glue-point="4" svg:d="M22433 4679l2 986" svg:viewBox="0 0 3 987">
          <text:p/>
        </draw:connector>
        <draw:custom-shape draw:style-name="gr1" draw:text-style-name="P4" xml:id="id13" draw:id="id13" draw:layer="layout" svg:width="1.016cm" svg:height="1.016cm" svg:x="1.925cm" svg:y="7.563cm">
          <text:p text:style-name="P3">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4" draw:id="id14" draw:layer="layout" svg:width="1.016cm" svg:height="1.016cm" svg:x="3.325cm" svg:y="7.563cm">
          <text:p text:style-name="P3">v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5" draw:id="id15" draw:layer="layout" svg:width="1.016cm" svg:height="1.016cm" svg:x="4.725cm" svg:y="7.563cm">
          <text:p text:style-name="P3">v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1.016cm" svg:height="1.016cm" svg:x="6.326cm" svg:y="7.564cm">
          <text:p text:style-name="P3">v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3.472cm" svg:y1="6.53cm" svg:x2="2.433cm" svg:y2="7.563cm" draw:start-shape="id6" draw:start-glue-point="7" draw:end-shape="id13" draw:end-glue-point="4" svg:d="M3472 6530l-1039 1033" svg:viewBox="0 0 1040 1034">
          <text:p/>
        </draw:connector>
        <draw:connector draw:style-name="gr2" draw:text-style-name="P5" draw:layer="layout" draw:type="line" svg:x1="3.832cm" svg:y1="6.678cm" svg:x2="3.833cm" svg:y2="7.563cm" draw:start-shape="id6" draw:start-glue-point="8" draw:end-shape="id14" draw:end-glue-point="4" svg:d="M3832 6678l1 885" svg:viewBox="0 0 2 886">
          <text:p/>
        </draw:connector>
        <draw:connector draw:style-name="gr2" draw:text-style-name="P5" draw:layer="layout" draw:type="line" svg:x1="4.192cm" svg:y1="6.53cm" svg:x2="5.233cm" svg:y2="7.563cm" draw:start-shape="id6" draw:start-glue-point="9" draw:end-shape="id15" draw:end-glue-point="4" svg:d="M4192 6530l1041 1033" svg:viewBox="0 0 1042 1034">
          <text:p/>
        </draw:connector>
        <draw:connector draw:style-name="gr2" draw:text-style-name="P5" draw:layer="layout" draw:type="line" svg:x1="6.833cm" svg:y1="6.679cm" svg:x2="6.834cm" svg:y2="7.564cm" draw:start-shape="id7" draw:start-glue-point="8" draw:end-shape="id16" draw:end-glue-point="4" svg:d="M6833 6679l1 885" svg:viewBox="0 0 2 886">
          <text:p/>
        </draw:connector>
        <draw:custom-shape draw:style-name="gr1" draw:text-style-name="P4" xml:id="id17" draw:id="id17" draw:layer="layout" svg:width="1.016cm" svg:height="1.016cm" svg:x="11.527cm" svg:y="7.565cm">
          <text:p text:style-name="P3">v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12.033cm" svg:y1="6.679cm" svg:x2="12.035cm" svg:y2="7.565cm" draw:start-shape="id9" draw:start-glue-point="8" draw:end-shape="id17" draw:end-glue-point="4" svg:d="M12033 6679l2 886" svg:viewBox="0 0 3 887">
          <text:p/>
        </draw:connector>
        <draw:custom-shape draw:style-name="gr1" draw:text-style-name="P4" xml:id="id18" draw:id="id18" draw:layer="layout" svg:width="1.016cm" svg:height="1.016cm" svg:x="17.827cm" svg:y="7.465cm">
          <text:p text:style-name="P3">v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18.334cm" svg:y1="6.68cm" svg:x2="18.335cm" svg:y2="7.465cm" draw:start-shape="id11" draw:start-glue-point="8" draw:end-shape="id18" draw:end-glue-point="4" svg:d="M18334 6680l1 785" svg:viewBox="0 0 2 786">
          <text:p/>
        </draw:connector>
        <draw:custom-shape draw:style-name="gr1" draw:text-style-name="P4" xml:id="id19" draw:id="id19" draw:layer="layout" svg:width="1.016cm" svg:height="1.016cm" svg:x="1.926cm" svg:y="9.664cm">
          <text:p text:style-name="P3">v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2.433cm" svg:y1="8.579cm" svg:x2="2.434cm" svg:y2="9.664cm" draw:start-shape="id13" draw:start-glue-point="8" draw:end-shape="id19" draw:end-glue-point="4" svg:d="M2433 8579l1 1085" svg:viewBox="0 0 2 1086">
          <text:p/>
        </draw:connector>
        <draw:custom-shape draw:style-name="gr1" draw:text-style-name="P4" xml:id="id20" draw:id="id20" draw:layer="layout" svg:width="1.016cm" svg:height="1.016cm" svg:x="3.327cm" svg:y="9.665cm">
          <text:p text:style-name="P3">v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3.833cm" svg:y1="8.579cm" svg:x2="3.835cm" svg:y2="9.665cm" draw:start-shape="id14" draw:start-glue-point="8" draw:end-shape="id20" draw:end-glue-point="4" svg:d="M3833 8579l2 1086" svg:viewBox="0 0 3 108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17T03:38:44.738000000</meta:creation-date>
    <dc:date>2021-12-30T23:15:10.109000000</dc:date>
    <meta:editing-duration>PT10M55S</meta:editing-duration>
    <meta:editing-cycles>2</meta:editing-cycles>
    <meta:generator>LibreOffice/6.3.2.2$Windows_X86_64 LibreOffice_project/98b30e735bda24bc04ab42594c85f7fd8be07b9c</meta:generator>
    <meta:document-statistic meta:object-count="39"/>
  </office:meta>
</office:document-meta>
</file>